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5000002297109DD7C.png" manifest:media-type="image/png"/>
  <manifest:file-entry manifest:full-path="Pictures/10000001000003E500000257EA3137D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5.057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15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347cm" loext:decorative="false"/>
      <style:paragraph-properties style:writing-mode="lr-tb"/>
    </style:style>
    <style:style style:name="gr8" style:family="graphic" style:parent-style-name="standard">
      <style:graphic-properties draw:stroke="none" svg:stroke-color="#00a933" draw:fill="none" draw:fill-color="#81d41a" draw:auto-grow-height="true" draw:auto-grow-width="false" fo:min-height="2.29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81d41a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4.587cm" svg:height="8.764cm" svg:x="1.27cm" svg:y="1.396cm">
          <draw:image xlink:href="Pictures/10000001000003E500000257EA3137D3.png" xlink:type="simple" xlink:show="embed" xlink:actuate="onLoad" draw:mime-type="image/png">
            <text:p/>
          </draw:image>
        </draw:frame>
        <draw:frame draw:style-name="gr1" draw:text-style-name="P1" draw:layer="layout" svg:width="13.394cm" svg:height="6.877cm" svg:x="13.335cm" svg:y="8.255cm">
          <draw:image xlink:href="Pictures/1000000100000435000002297109DD7C.png" xlink:type="simple" xlink:show="embed" xlink:actuate="onLoad" draw:mime-type="image/png">
            <text:p/>
          </draw:image>
        </draw:frame>
        <draw:custom-shape draw:style-name="gr2" draw:text-style-name="P1" draw:layer="layout" svg:width="6.35cm" svg:height="1.905cm" svg:x="0.635cm" svg:y="4.6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2.54cm" svg:height="1.27cm" svg:x="1.905cm" svg:y="5.08cm">
          <draw:text-box>
            <text:p>Beam</text:p>
          </draw:text-box>
        </draw:frame>
        <draw:frame draw:style-name="gr4" draw:text-style-name="P2" draw:layer="layout" svg:width="3.81cm" svg:height="1.905cm" svg:x="1.905cm" svg:y="6.35cm">
          <draw:text-box>
            <text:p>Active Volume</text:p>
          </draw:text-box>
        </draw:frame>
        <draw:frame draw:style-name="gr5" draw:text-style-name="P2" draw:layer="layout" svg:width="1.905cm" svg:height="0.962cm" svg:x="11.295cm" svg:y="2.648cm">
          <draw:text-box>
            <text:p>F0</text:p>
          </draw:text-box>
        </draw:frame>
        <draw:frame draw:style-name="gr5" draw:text-style-name="P2" draw:layer="layout" svg:width="1.27cm" svg:height="0.962cm" svg:x="12.2cm" svg:y="2.648cm">
          <draw:text-box>
            <text:p>F1</text:p>
          </draw:text-box>
        </draw:frame>
        <draw:frame draw:style-name="gr6" draw:text-style-name="P2" draw:layer="layout" svg:width="1.27cm" svg:height="0.962cm" svg:x="14.27cm" svg:y="4.445cm">
          <draw:text-box>
            <text:p>F2</text:p>
          </draw:text-box>
        </draw:frame>
        <draw:frame draw:style-name="gr5" draw:text-style-name="P2" draw:layer="layout" svg:width="1.27cm" svg:height="0.962cm" svg:x="15.34cm" svg:y="4.445cm">
          <draw:text-box>
            <text:p>F3</text:p>
          </draw:text-box>
        </draw:frame>
        <draw:frame draw:style-name="gr7" draw:text-style-name="P2" draw:layer="layout" svg:width="1.905cm" svg:height="1.597cm" svg:x="5.08cm" svg:y="0.635cm">
          <draw:text-box>
            <text:p>L0</text:p>
          </draw:text-box>
        </draw:frame>
        <draw:frame draw:style-name="gr3" draw:text-style-name="P2" draw:layer="layout" svg:width="1.905cm" svg:height="1.27cm" svg:x="5.08cm" svg:y="9.86cm">
          <draw:text-box>
            <text:p>R0</text:p>
          </draw:text-box>
        </draw:frame>
        <draw:frame draw:style-name="gr8" draw:text-style-name="P3" draw:layer="layout" svg:width="10.16cm" svg:height="2.54cm" svg:x="16.51cm" svg:y="1.27cm">
          <draw:text-box>
            <text:p>EXPERIMENT SILICON GEOMETRY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01:52:58.683224759</meta:creation-date>
    <dc:date>2025-07-21T18:24:46.963969882</dc:date>
    <meta:editing-duration>PT2H37M15S</meta:editing-duration>
    <meta:editing-cycles>2</meta:editing-cycles>
    <meta:generator>LibreOffice/24.2.7.2$Linux_X86_64 LibreOffice_project/420$Build-2</meta:generator>
    <meta:document-statistic meta:object-count="35"/>
  </office:meta>
</office:document-meta>
</file>